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helvetica, sans-serif"/>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6.263cm" fo:margin-left="-0.199cm" table:align="left" style:writing-mode="lr-tb"/>
    </style:style>
    <style:style style:name="Tabela1.A" style:family="table-column">
      <style:table-column-properties style:column-width="5.415cm"/>
    </style:style>
    <style:style style:name="Tabela1.C" style:family="table-column">
      <style:table-column-properties style:column-width="5.433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1" style:family="table-cell">
      <style:table-cell-properties style:vertical-align="top" fo:padding-left="0.191cm" fo:padding-right="0.191cm" fo:padding-top="0cm" fo:padding-bottom="0cm" fo:border="0.5pt solid #000000" style:writing-mode="lr-tb"/>
    </style:style>
    <style:style style:name="Tabela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5" style:family="table">
      <style:table-properties style:width="16.263cm" fo:margin-left="-0.132cm" table:align="left" style:writing-mode="lr-tb"/>
    </style:style>
    <style:style style:name="Tabela5.A" style:family="table-column">
      <style:table-column-properties style:column-width="8.123cm"/>
    </style:style>
    <style:style style:name="Tabela5.B" style:family="table-column">
      <style:table-column-properties style:column-width="8.14cm"/>
    </style:style>
    <style:style style:name="Tabela5.1" style:family="table-row">
      <style:table-row-properties fo:keep-together="auto"/>
    </style:style>
    <style:style style:name="Tabela5.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a5.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ela5.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5.B2" style:family="table-cell">
      <style:table-cell-properties style:vertical-align="middle" fo:padding-left="0.123cm" fo:padding-right="0.123cm" fo:padding-top="0cm" fo:padding-bottom="0cm" fo:border="0.5pt solid #000000" style:writing-mode="lr-tb"/>
    </style:style>
    <style:style style:name="Tabela5.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5.B3" style:family="table-cell">
      <style:table-cell-properties style:vertical-align="middle" fo:padding-left="0.123cm" fo:padding-right="0.123cm" fo:padding-top="0cm" fo:padding-bottom="0cm" fo:border="0.5pt solid #000000" style:writing-mode="lr-tb"/>
    </style:style>
    <style:style style:name="Tabela5.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5.B4" style:family="table-cell">
      <style:table-cell-properties style:vertical-align="middle" fo:padding-left="0.123cm" fo:padding-right="0.123cm" fo:padding-top="0cm" fo:padding-bottom="0cm" fo:border="0.5pt solid #000000" style:writing-mode="lr-tb"/>
    </style:style>
    <style:style style:name="Tabela3" style:family="table">
      <style:table-properties style:width="15.628cm" fo:margin-left="0.503cm" table:align="left" style:writing-mode="lr-tb"/>
    </style:style>
    <style:style style:name="Tabela3.A" style:family="table-column">
      <style:table-column-properties style:column-width="2.99cm"/>
    </style:style>
    <style:style style:name="Tabela3.B" style:family="table-column">
      <style:table-column-properties style:column-width="12.638cm"/>
    </style:style>
    <style:style style:name="Tabela3.1" style:family="table-row">
      <style:table-row-properties fo:keep-together="auto"/>
    </style:style>
    <style:style style:name="Tabela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3.B1" style:family="table-cell">
      <style:table-cell-properties style:vertical-align="top" fo:padding-left="0.123cm" fo:padding-right="0.123cm" fo:padding-top="0cm" fo:padding-bottom="0cm" fo:border="0.5pt solid #000000" style:writing-mode="lr-tb"/>
    </style:style>
    <style:style style:name="P1" style:family="paragraph" style:parent-style-name="Header">
      <style:paragraph-properties fo:margin-top="0cm" fo:margin-bottom="0cm" style:contextual-spacing="false"/>
    </style:style>
    <style:style style:name="P2" style:family="paragraph" style:parent-style-name="Standard">
      <style:paragraph-properties fo:text-align="center" style:justify-single-word="false" style:snap-to-layout-grid="false"/>
      <style:text-properties fo:font-weight="bold" style:font-weight-asian="bold" style:font-size-complex="11pt"/>
    </style:style>
    <style:style style:name="P3" style:family="paragraph" style:parent-style-name="Standard">
      <style:paragraph-properties fo:text-align="start" style:justify-single-word="false" style:snap-to-layout-grid="false"/>
      <style:text-properties fo:font-weight="bold" style:font-weight-asian="bold"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style>
    <style:style style:name="P5" style:family="paragraph" style:parent-style-name="Standard">
      <style:paragraph-properties fo:text-align="center" style:justify-single-word="false"/>
      <style:text-properties fo:color="#000080"/>
    </style:style>
    <style:style style:name="P6" style:family="paragraph" style:parent-style-name="Standard">
      <style:text-properties fo:color="#ff0000"/>
    </style:style>
    <style:style style:name="P7" style:family="paragraph" style:parent-style-name="Standard">
      <style:text-properties fo:color="#0000ff" fo:font-style="italic" style:font-style-asian="italic"/>
    </style:style>
    <style:style style:name="P8" style:family="paragraph" style:parent-style-name="Standard">
      <style:paragraph-properties fo:text-align="center" style:justify-single-word="false"/>
      <style:text-properties fo:font-size="16pt" fo:font-weight="bold" style:font-size-asian="16pt" style:font-weight-asian="bold" style:font-size-complex="16pt"/>
    </style:style>
    <style:style style:name="P9" style:family="paragraph" style:parent-style-name="Standard">
      <style:paragraph-properties fo:text-align="center" style:justify-single-word="false"/>
      <style:text-properties officeooo:paragraph-rsid="003176d3"/>
    </style:style>
    <style:style style:name="P10"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11" style:family="paragraph" style:parent-style-name="Standard">
      <style:paragraph-properties fo:margin-left="3.752cm" fo:margin-right="0cm" fo:text-indent="0cm" style:auto-text-indent="false"/>
    </style:style>
    <style:style style:name="P12" style:family="paragraph" style:parent-style-name="Standard">
      <style:paragraph-properties fo:margin-left="3.752cm" fo:margin-right="0cm" fo:text-align="start" style:justify-single-word="false" fo:text-indent="0cm" style:auto-text-indent="false"/>
    </style:style>
    <style:style style:name="P13" style:family="paragraph" style:parent-style-name="Standard">
      <style:paragraph-properties fo:margin-left="3.752cm" fo:margin-right="0cm" fo:text-align="start" style:justify-single-word="false" fo:text-indent="0cm" style:auto-text-indent="false"/>
      <style:text-properties fo:font-weight="bold" style:font-weight-asian="bold"/>
    </style:style>
    <style:style style:name="P14" style:family="paragraph" style:parent-style-name="Standard">
      <style:paragraph-properties fo:margin-left="3.752cm" fo:margin-right="0cm" fo:text-indent="0cm" style:auto-text-indent="false"/>
      <style:text-properties fo:color="#999999" fo:font-size="9pt" fo:font-weight="bold" style:font-size-asian="9pt" style:font-weight-asian="bold"/>
    </style:style>
    <style:style style:name="P15" style:family="paragraph" style:parent-style-name="Standard">
      <style:paragraph-properties fo:margin-left="3.752cm" fo:margin-right="0cm" fo:text-align="start" style:justify-single-word="false" fo:text-indent="0cm" style:auto-text-indent="false"/>
      <style:text-properties fo:color="#999999" fo:font-size="9pt" fo:font-weight="bold" style:font-size-asian="9pt" style:font-weight-asian="bold"/>
    </style:style>
    <style:style style:name="P16" style:family="paragraph" style:parent-style-name="Standard">
      <style:paragraph-properties fo:margin-left="3.752cm" fo:margin-right="0cm" fo:text-indent="0cm" style:auto-text-indent="false"/>
      <style:text-properties fo:color="#ff0000"/>
    </style:style>
    <style:style style:name="P17" style:family="paragraph" style:parent-style-name="Standard">
      <style:paragraph-properties fo:margin-left="0cm" fo:margin-right="0cm" fo:text-indent="1.27cm" style:auto-text-indent="false"/>
    </style:style>
    <style:style style:name="P18" style:family="paragraph" style:parent-style-name="Standard">
      <style:paragraph-properties fo:margin-left="0cm" fo:margin-right="0cm" fo:text-indent="1.27cm" style:auto-text-indent="false"/>
      <style:text-properties fo:color="#0000ff" fo:font-style="italic" style:font-style-asian="italic"/>
    </style:style>
    <style:style style:name="P19" style:family="paragraph" style:parent-style-name="Standard">
      <style:paragraph-properties fo:margin-left="0cm" fo:margin-right="0cm" fo:text-indent="1.27cm" style:auto-text-indent="false"/>
      <style:text-properties style:font-name="Arial" officeooo:paragraph-rsid="003653fb"/>
    </style:style>
    <style:style style:name="P20" style:family="paragraph" style:parent-style-name="Standard">
      <style:paragraph-properties fo:margin-left="0cm" fo:margin-right="0cm" fo:text-indent="0.76cm" style:auto-text-indent="false"/>
    </style:style>
    <style:style style:name="P21" style:family="paragraph" style:parent-style-name="Standard">
      <style:paragraph-properties fo:margin-left="0.635cm" fo:margin-right="0cm" fo:text-indent="0cm" style:auto-text-indent="false"/>
    </style:style>
    <style:style style:name="P22" style:family="paragraph" style:parent-style-name="Standard">
      <style:paragraph-properties fo:margin-left="0.635cm" fo:margin-right="0cm" fo:text-indent="0cm" style:auto-text-indent="false"/>
      <style:text-properties fo:font-weight="bold" style:font-weight-asian="bold" style:font-weight-complex="bold"/>
    </style:style>
    <style:style style:name="P23" style:family="paragraph" style:parent-style-name="Filling_20_instruction">
      <style:paragraph-properties fo:margin-left="0.635cm" fo:margin-right="0cm" fo:text-indent="0cm" style:auto-text-indent="false"/>
    </style:style>
    <style:style style:name="P24" style:family="paragraph" style:parent-style-name="Standard">
      <style:paragraph-properties fo:margin-left="0.794cm" fo:margin-right="0cm" fo:text-indent="0cm" style:auto-text-indent="false"/>
    </style:style>
    <style:style style:name="P25" style:family="paragraph" style:parent-style-name="Standard">
      <style:paragraph-properties fo:margin-left="1.27cm" fo:margin-right="0cm" fo:text-indent="0cm" style:auto-text-indent="false"/>
      <style:text-properties fo:font-weight="bold" style:font-weight-asian="bold" style:font-weight-complex="bold"/>
    </style:style>
    <style:style style:name="P26" style:family="paragraph" style:parent-style-name="versao">
      <style:paragraph-properties fo:text-align="center" style:justify-single-word="false"/>
    </style:style>
    <style:style style:name="P27" style:family="paragraph" style:parent-style-name="versao">
      <style:paragraph-properties fo:text-align="center" style:justify-single-word="false"/>
      <style:text-properties fo:font-size="11pt" fo:font-style="italic" officeooo:paragraph-rsid="001f1ecd" style:font-size-asian="11pt" style:font-style-asian="italic" style:font-size-complex="11pt"/>
    </style:style>
    <style:style style:name="P28" style:family="paragraph" style:parent-style-name="versao">
      <style:paragraph-properties fo:text-align="center" style:justify-single-word="false"/>
      <style:text-properties fo:font-size="11pt" fo:font-style="italic" fo:font-weight="normal" officeooo:paragraph-rsid="0024a59a" style:font-size-asian="11pt" style:font-style-asian="italic" style:font-weight-asian="normal" style:font-size-complex="11pt" style:font-style-complex="italic" style:font-weight-complex="normal"/>
    </style:style>
    <style:style style:name="P29" style:family="paragraph" style:parent-style-name="versao">
      <style:paragraph-properties fo:text-align="center" style:justify-single-word="false"/>
      <style:text-properties fo:font-size="11pt" fo:font-style="normal" officeooo:paragraph-rsid="001ffd28" style:font-size-asian="11pt" style:font-style-asian="normal" style:font-size-complex="11pt" style:font-style-complex="normal"/>
    </style:style>
    <style:style style:name="P30" style:family="paragraph" style:parent-style-name="versao">
      <style:paragraph-properties fo:text-align="center" style:justify-single-word="false"/>
      <style:text-properties fo:font-size="11pt" fo:font-style="normal" officeooo:paragraph-rsid="0025a921" style:font-size-asian="11pt" style:font-style-asian="normal" style:font-size-complex="11pt"/>
    </style:style>
    <style:style style:name="P31" style:family="paragraph" style:parent-style-name="versao">
      <style:paragraph-properties fo:text-align="center" style:justify-single-word="false"/>
      <style:text-properties fo:font-size="11pt" officeooo:rsid="001ab9e1" officeooo:paragraph-rsid="001ab9e1" style:font-size-asian="11pt" style:font-size-complex="11pt"/>
    </style:style>
    <style:style style:name="P32" style:family="paragraph" style:parent-style-name="versao">
      <style:paragraph-properties fo:text-align="center" style:justify-single-word="false"/>
      <style:text-properties fo:font-size="14pt" fo:font-style="normal" officeooo:paragraph-rsid="0025a921" style:font-size-asian="14pt" style:font-style-asian="normal" style:font-size-complex="14pt"/>
    </style:style>
    <style:style style:name="P33" style:family="paragraph" style:parent-style-name="versao">
      <style:paragraph-properties fo:text-align="center" style:justify-single-word="false"/>
      <style:text-properties fo:font-size="4pt" officeooo:rsid="001ab9e1" officeooo:paragraph-rsid="001ab9e1" style:font-size-asian="3.5pt" style:font-size-complex="4pt"/>
    </style:style>
    <style:style style:name="P34" style:family="paragraph" style:parent-style-name="Filling_20_instruction">
      <style:text-properties fo:color="#ff0000"/>
    </style:style>
    <style:style style:name="P35" style:family="paragraph" style:parent-style-name="Filling_20_instruction">
      <style:paragraph-properties fo:margin-left="0.751cm" fo:margin-right="0cm" fo:text-indent="0cm" style:auto-text-indent="false"/>
    </style:style>
    <style:style style:name="P36" style:family="paragraph" style:parent-style-name="Filling_20_instruction">
      <style:paragraph-properties fo:margin-left="1.501cm" fo:margin-right="0cm" fo:text-indent="0cm" style:auto-text-indent="false"/>
    </style:style>
    <style:style style:name="P37" style:family="paragraph" style:parent-style-name="Filling_20_instruction_20__28_table_20_cell_29_">
      <style:paragraph-properties style:snap-to-layout-grid="false"/>
    </style:style>
    <style:style style:name="P38" style:family="paragraph" style:parent-style-name="destaque_20_1">
      <style:paragraph-properties fo:margin-top="0.106cm" fo:margin-bottom="0.106cm" style:contextual-spacing="false" fo:keep-with-next="auto" style:snap-to-layout-grid="false"/>
      <style:text-properties fo:color="#0000ff" fo:font-size="11pt" fo:font-style="italic" fo:font-weight="normal" style:font-size-asian="11pt" style:font-style-asian="italic" style:font-weight-asian="normal" style:font-name-complex="Arial" style:font-size-complex="11pt" style:font-style-complex="italic" style:font-weight-complex="bold"/>
    </style:style>
    <style:style style:name="P39" style:family="paragraph" style:parent-style-name="Requisito">
      <style:paragraph-properties fo:padding-left="0cm" fo:padding-right="0.141cm" fo:padding-top="0.106cm" fo:padding-bottom="0.035cm" fo:border="0.51pt solid #000000"/>
    </style:style>
    <style:style style:name="P40" style:family="paragraph" style:parent-style-name="Requisito">
      <style:paragraph-properties fo:padding-left="0cm" fo:padding-right="0.141cm" fo:padding-top="0.106cm" fo:padding-bottom="0.035cm" fo:border="0.51pt solid #000000"/>
      <style:text-properties fo:color="#0000ff" fo:font-style="italic" style:font-style-asian="italic"/>
    </style:style>
    <style:style style:name="P41" style:family="paragraph" style:parent-style-name="Recuo_20_de_20_corpo_20_de_20_texto_20_2">
      <style:text-properties style:font-name="Times New Roman" style:font-name-complex="Times New Roman"/>
    </style:style>
    <style:style style:name="P42" style:family="paragraph" style:parent-style-name="Table_20_header">
      <style:paragraph-properties style:snap-to-layout-grid="false"/>
    </style:style>
    <style:style style:name="P43" style:family="paragraph" style:parent-style-name="Contents_20_1">
      <style:paragraph-properties>
        <style:tab-stops>
          <style:tab-stop style:position="0.751cm"/>
          <style:tab-stop style:position="0.847cm"/>
          <style:tab-stop style:position="1cm"/>
          <style:tab-stop style:position="15.981cm" style:type="right" style:leader-style="dotted" style:leader-text="."/>
        </style:tab-stops>
      </style:paragraph-properties>
    </style:style>
    <style:style style:name="P44" style:family="paragraph" style:parent-style-name="Contents_20_1">
      <style:paragraph-properties>
        <style:tab-stops>
          <style:tab-stop style:position="0.751cm"/>
          <style:tab-stop style:position="1cm"/>
          <style:tab-stop style:position="15.981cm" style:leader-style="dotted" style:leader-text="."/>
          <style:tab-stop style:position="15.998cm" style:type="right" style:leader-style="dotted" style:leader-text="."/>
        </style:tab-stops>
      </style:paragraph-properties>
    </style:style>
    <style:style style:name="P45" style:family="paragraph" style:parent-style-name="titulo">
      <style:paragraph-properties fo:margin-top="0.212cm" fo:margin-bottom="0.106cm" style:contextual-spacing="false" fo:text-align="center" style:justify-single-word="false"/>
      <style:text-properties fo:font-size="24pt" style:font-size-asian="24pt"/>
    </style:style>
    <style:style style:name="P46" style:family="paragraph" style:parent-style-name="Contents_20_2">
      <style:paragraph-properties>
        <style:tab-stops>
          <style:tab-stop style:position="1.251cm"/>
          <style:tab-stop style:position="15.981cm" style:leader-style="dotted" style:leader-text="."/>
          <style:tab-stop style:position="15.998cm" style:type="right" style:leader-style="dotted" style:leader-text="."/>
        </style:tab-stops>
      </style:paragraph-properties>
    </style:style>
    <style:style style:name="P47" style:family="paragraph" style:parent-style-name="Contents_20_3">
      <style:paragraph-properties>
        <style:tab-stops>
          <style:tab-stop style:position="15.998cm" style:type="right" style:leader-style="dotted" style:leader-text="."/>
        </style:tab-stops>
      </style:paragraph-properties>
    </style:style>
    <style:style style:name="P48" style:family="paragraph" style:parent-style-name="Standard">
      <style:paragraph-properties fo:text-align="center" style:justify-single-word="false"/>
      <style:text-properties fo:font-size="16pt" fo:font-weight="bold" officeooo:rsid="002a35e7" officeooo:paragraph-rsid="003176d3" style:font-size-asian="16pt" style:font-weight-asian="bold" style:font-name-complex="Arial" style:font-size-complex="16pt" style:font-weight-complex="bold"/>
    </style:style>
    <style:style style:name="P49" style:family="paragraph" style:parent-style-name="Standard">
      <style:paragraph-properties fo:text-align="center" style:justify-single-word="false" style:snap-to-layout-grid="false"/>
      <style:text-properties fo:font-style="italic" fo:font-weight="normal" officeooo:rsid="003cf3e4" officeooo:paragraph-rsid="003cf3e4" style:font-style-asian="italic" style:font-weight-asian="normal" style:font-size-complex="11pt" style:font-style-complex="italic" style:font-weight-complex="normal"/>
    </style:style>
    <style:style style:name="P50" style:family="paragraph" style:parent-style-name="Standard">
      <style:paragraph-properties fo:text-align="center" style:justify-single-word="false" style:snap-to-layout-grid="false"/>
      <style:text-properties fo:font-style="italic" fo:font-weight="normal" officeooo:rsid="003cf3e4" officeooo:paragraph-rsid="003fb77f" style:font-style-asian="italic" style:font-weight-asian="normal" style:font-size-complex="11pt" style:font-style-complex="italic" style:font-weight-complex="normal"/>
    </style:style>
    <style:style style:name="P51" style:family="paragraph" style:parent-style-name="Standard">
      <style:paragraph-properties fo:text-align="center" style:justify-single-word="false" style:snap-to-layout-grid="false"/>
      <style:text-properties fo:font-style="italic" fo:font-weight="normal" officeooo:paragraph-rsid="003fb77f" style:font-style-asian="italic" style:font-weight-asian="normal" style:font-size-complex="11pt" style:font-style-complex="italic" style:font-weight-complex="normal"/>
    </style:style>
    <style:style style:name="P52" style:family="paragraph" style:parent-style-name="Standard" style:list-style-name="WW8Num36"/>
    <style:style style:name="P53" style:family="paragraph" style:parent-style-name="Standard" style:list-style-name="WW8Num24"/>
    <style:style style:name="P54" style:family="paragraph" style:parent-style-name="Standard">
      <style:text-properties officeooo:paragraph-rsid="001c3b63"/>
    </style:style>
    <style:style style:name="P55" style:family="paragraph" style:parent-style-name="Standard">
      <style:text-properties officeooo:paragraph-rsid="00458085"/>
    </style:style>
    <style:style style:name="P56" style:family="paragraph" style:parent-style-name="Standard" style:master-page-name="Converter_20_1">
      <style:paragraph-properties fo:text-align="center" style:justify-single-word="false" style:page-number="auto"/>
      <style:text-properties fo:font-size="18pt" fo:font-weight="bold" style:font-size-asian="18pt" style:font-weight-asian="bold" style:font-size-complex="18pt"/>
    </style:style>
    <style:style style:name="P57" style:family="paragraph" style:parent-style-name="Standard">
      <style:paragraph-properties fo:margin-left="0cm" fo:margin-right="0cm" fo:text-indent="1.27cm" style:auto-text-indent="false"/>
      <style:text-properties fo:color="#0000ff" fo:font-style="italic" officeooo:paragraph-rsid="0040802f" style:font-style-asian="italic"/>
    </style:style>
    <style:style style:name="P58" style:family="paragraph" style:parent-style-name="Standard">
      <style:paragraph-properties fo:margin-left="0cm" fo:margin-right="0cm" fo:text-indent="0.76cm" style:auto-text-indent="false"/>
    </style:style>
    <style:style style:name="P59" style:family="paragraph" style:parent-style-name="Standard">
      <style:paragraph-properties fo:margin-left="0cm" fo:margin-right="0cm" fo:text-indent="0.76cm" style:auto-text-indent="false"/>
      <style:text-properties officeooo:paragraph-rsid="00468977"/>
    </style:style>
    <style:style style:name="P60" style:family="paragraph" style:parent-style-name="Standard">
      <style:paragraph-properties fo:margin-left="0cm" fo:margin-right="0cm" fo:text-indent="0.76cm" style:auto-text-indent="false"/>
      <style:text-properties officeooo:paragraph-rsid="0048adc5"/>
    </style:style>
    <style:style style:name="P61" style:family="paragraph" style:parent-style-name="Heading_20_1" style:master-page-name="Converter_20_3">
      <style:paragraph-properties style:page-number="auto"/>
    </style:style>
    <style:style style:name="P62" style:family="paragraph" style:parent-style-name="Heading_20_1">
      <style:paragraph-properties fo:margin-left="0.76cm" fo:margin-right="0cm" fo:text-indent="-0.76cm" style:auto-text-indent="false"/>
    </style:style>
    <style:style style:name="P63" style:family="paragraph" style:parent-style-name="Heading_20_2">
      <style:text-properties officeooo:paragraph-rsid="001c3b63"/>
    </style:style>
    <style:style style:name="P64" style:family="paragraph" style:parent-style-name="Heading_20_2">
      <style:text-properties officeooo:paragraph-rsid="0040802f"/>
    </style:style>
    <style:style style:name="P65" style:family="paragraph" style:parent-style-name="versao">
      <style:paragraph-properties fo:text-align="center" style:justify-single-word="false"/>
      <style:text-properties fo:font-size="11pt" fo:font-style="normal" officeooo:paragraph-rsid="0025a921" style:font-size-asian="9.60000038146973pt" style:font-style-asian="normal" style:font-size-complex="11pt" style:font-style-complex="normal"/>
    </style:style>
    <style:style style:name="P66" style:family="paragraph" style:parent-style-name="versao">
      <style:paragraph-properties fo:text-align="center" style:justify-single-word="false"/>
      <style:text-properties fo:font-size="11pt" fo:font-style="italic" fo:font-weight="normal" officeooo:rsid="001a2228" officeooo:paragraph-rsid="0022ac67" style:font-size-asian="11pt" style:font-style-asian="italic" style:font-weight-asian="normal" style:font-size-complex="11pt" style:font-style-complex="italic" style:font-weight-complex="normal"/>
    </style:style>
    <style:style style:name="P67" style:family="paragraph" style:parent-style-name="versao">
      <style:paragraph-properties fo:text-align="center" style:justify-single-word="false"/>
      <style:text-properties fo:font-size="4pt" fo:font-style="italic" officeooo:paragraph-rsid="0025a921" style:font-size-asian="4pt" style:font-style-asian="italic" style:font-size-complex="4pt" style:font-style-complex="normal"/>
    </style:style>
    <style:style style:name="P68" style:family="paragraph" style:parent-style-name="conteudo" style:master-page-name="Converter_20_2">
      <style:paragraph-properties style:page-number="auto"/>
    </style:style>
    <style:style style:name="P69" style:family="paragraph" style:parent-style-name="Title_20_Cover" style:master-page-name="Standard">
      <style:paragraph-properties fo:margin-left="0cm" fo:margin-right="-0.953cm" fo:margin-top="0.635cm" fo:margin-bottom="0.423cm" style:contextual-spacing="false" style:line-height-at-least="0.423cm" fo:text-align="center" style:justify-single-word="false" fo:text-indent="0cm" style:auto-text-indent="false" style:page-number="auto" fo:padding-left="0cm" fo:padding-right="0cm" fo:padding-top="0.353cm" fo:padding-bottom="0.141cm" fo:border-left="none" fo:border-right="none" fo:border-top="0.99pt solid #000000" fo:border-bottom="0.99pt solid #000000"/>
      <style:text-properties fo:font-size="36pt" fo:font-weight="normal" style:font-size-asian="36pt" style:font-weight-asian="normal" style:font-size-complex="4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size-complex="11pt"/>
    </style:style>
    <style:style style:name="T4" style:family="text">
      <style:text-properties fo:font-size="20pt" fo:font-weight="bold" style:font-size-asian="20pt" style:font-weight-asian="bold" style:font-name-complex="Arial" style:font-weight-complex="bold"/>
    </style:style>
    <style:style style:name="T5" style:family="text">
      <style:text-properties fo:font-size="20pt" fo:font-weight="bold" officeooo:rsid="002b632e" style:font-size-asian="20pt" style:font-weight-asian="bold" style:font-name-complex="Arial" style:font-weight-complex="bold"/>
    </style:style>
    <style:style style:name="T6" style:family="text">
      <style:text-properties fo:font-size="20pt" fo:font-weight="bold" officeooo:rsid="003176d3" style:font-size-asian="20pt" style:font-weight-asian="bold" style:font-name-complex="Arial" style:font-weight-complex="bold"/>
    </style:style>
    <style:style style:name="T7" style:family="text">
      <style:text-properties fo:font-style="italic" fo:font-weight="bold" style:font-style-asian="italic" style:font-weight-asian="bold"/>
    </style:style>
    <style:style style:name="T8" style:family="text">
      <style:text-properties fo:font-style="italic" style:font-style-asian="italic"/>
    </style:style>
    <style:style style:name="T9" style:family="text">
      <style:text-properties style:font-style-complex="italic"/>
    </style:style>
    <style:style style:name="T10" style:family="text">
      <style:text-properties fo:color="#0000ff"/>
    </style:style>
    <style:style style:name="T11" style:family="text">
      <style:text-properties fo:color="#0000ff" fo:font-style="italic" style:font-style-asian="italic"/>
    </style:style>
    <style:style style:name="T12" style:family="text">
      <style:text-properties fo:color="#ff0000"/>
    </style:style>
    <style:style style:name="T13" style:family="text">
      <style:text-properties fo:color="#ff0000" fo:font-size="10pt" style:font-size-asian="10pt"/>
    </style:style>
    <style:style style:name="T14" style:family="text">
      <style:text-properties fo:color="#ff0000" fo:font-size="10pt" style:font-size-asian="10pt" style:font-weight-complex="bold"/>
    </style:style>
    <style:style style:name="T15" style:family="text">
      <style:text-properties fo:color="#ff0000" fo:font-size="10pt" fo:font-weight="bold" style:font-size-asian="10pt" style:font-weight-asian="bold"/>
    </style:style>
    <style:style style:name="T16" style:family="text">
      <style:text-properties fo:color="#ff0000" fo:font-size="10pt" fo:font-weight="bold" style:font-size-asian="10pt" style:font-weight-asian="bold" style:font-weight-complex="bold"/>
    </style:style>
    <style:style style:name="T17" style:family="text">
      <style:text-properties style:font-size-complex="11pt"/>
    </style:style>
    <style:style style:name="T18" style:family="text">
      <style:text-properties fo:font-size="11pt" fo:font-style="italic" fo:font-weight="normal" officeooo:rsid="001a2228" style:font-size-asian="11pt" style:font-style-asian="italic" style:font-weight-asian="normal" style:font-size-complex="11pt" style:font-style-complex="italic" style:font-weight-complex="normal"/>
    </style:style>
    <style:style style:name="T19"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0" style:family="text">
      <style:text-properties fo:font-size="11pt" fo:font-style="normal" fo:font-weight="normal" officeooo:rsid="001a2228" style:font-size-asian="11pt" style:font-style-asian="normal" style:font-weight-asian="normal" style:font-size-complex="11pt" style:font-style-complex="normal" style:font-weight-complex="normal"/>
    </style:style>
    <style:style style:name="T21" style:family="text">
      <style:text-properties fo:font-size="11pt" fo:font-style="normal" fo:font-weight="normal" officeooo:rsid="003653fb" style:font-size-asian="11pt" style:font-style-asian="normal" style:font-weight-asian="normal" style:font-size-complex="11pt" style:font-style-complex="normal" style:font-weight-complex="normal"/>
    </style:style>
    <style:style style:name="T22" style:family="text">
      <style:text-properties officeooo:rsid="001ffd28"/>
    </style:style>
    <style:style style:name="T23" style:family="text">
      <style:text-properties fo:font-style="normal" style:font-style-asian="normal" style:font-style-complex="normal"/>
    </style:style>
    <style:style style:name="T24" style:family="text">
      <style:text-properties fo:font-style="normal" officeooo:rsid="003653fb" style:font-style-asian="normal" style:font-style-complex="normal"/>
    </style:style>
    <style:style style:name="T25" style:family="text">
      <style:text-properties style:font-style-complex="normal"/>
    </style:style>
    <style:style style:name="T26" style:family="text">
      <style:text-properties officeooo:rsid="001a2228" style:font-style-complex="normal"/>
    </style:style>
    <style:style style:name="T27" style:family="text">
      <style:text-properties officeooo:rsid="001e517e" style:font-style-complex="normal"/>
    </style:style>
    <style:style style:name="T28" style:family="text">
      <style:text-properties style:font-name="arial"/>
    </style:style>
    <style:style style:name="T29" style:family="text">
      <style:text-properties officeooo:rsid="0024a59a"/>
    </style:style>
    <style:style style:name="T30" style:family="text">
      <style:text-properties fo:color="#000000"/>
    </style:style>
    <style:style style:name="T31" style:family="text">
      <style:text-properties fo:color="#000000" fo:font-style="normal" fo:font-weight="bold" officeooo:rsid="0034190c" style:font-style-asian="normal" style:font-weight-asian="bold" style:font-style-complex="normal" style:font-weight-complex="bold"/>
    </style:style>
    <style:style style:name="T32" style:family="text">
      <style:text-properties fo:color="#000000" style:font-name="Arial" officeooo:rsid="0040802f"/>
    </style:style>
    <style:style style:name="T33" style:family="text">
      <style:text-properties fo:color="#000000" officeooo:rsid="00438d29"/>
    </style:style>
    <style:style style:name="T34" style:family="text">
      <style:text-properties officeooo:rsid="0035b88d"/>
    </style:style>
    <style:style style:name="T35" style:family="text">
      <style:text-properties officeooo:rsid="003653fb"/>
    </style:style>
    <style:style style:name="T36" style:family="text">
      <style:text-properties officeooo:rsid="003ed680"/>
    </style:style>
    <style:style style:name="T37" style:family="text">
      <style:text-properties officeooo:rsid="003fb77f"/>
    </style:style>
    <style:style style:name="T38" style:family="text">
      <style:text-properties officeooo:rsid="00458085"/>
    </style:style>
    <style:style style:name="T39" style:family="text">
      <style:text-properties officeooo:rsid="00468977"/>
    </style:style>
    <style:style style:name="T40" style:family="text">
      <style:text-properties officeooo:rsid="0048adc5"/>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Documento de Especificação de Projeto</text:p>
      <text:p text:style-name="Standard"/>
      <text:p text:style-name="Standard"/>
      <text:p text:style-name="Standard"/>
      <text:p text:style-name="Standard"/>
      <text:p text:style-name="P45">Projeto de Software</text:p>
      <text:p text:style-name="P65"/>
      <text:p text:style-name="P32"><text:span text:style-name="T25">Primeiro Semestre – 201</text:span><text:span text:style-name="T26">3. </text:span></text:p>
      <text:p text:style-name="P67"><text:s/></text:p>
      <text:p text:style-name="P30"><text:span text:style-name="T25">Disciplina</text:span><text:span text:style-name="T27">s:</text:span><text:span text:style-name="T8"> </text:span></text:p>
      <text:p text:style-name="P66">ESW, PI33A, BD33A, CP33A, LP33A.</text:p>
      <text:p text:style-name="P67"><text:s/></text:p>
      <text:p text:style-name="P29">Professor<text:span text:style-name="T22">es:</text:span></text:p>
      <text:p text:style-name="P28"><text:s/>Igor Scaliante Wiese, <text:s/><text:span text:style-name="T28">Aretha Barbosa Alencar, </text:span></text:p>
      <text:p text:style-name="P28">Lúcio Geronimo Valentin, <text:span text:style-name="T29">Juliano Henrique Foleiss.</text:span></text:p>
      <text:p text:style-name="P27"><text:line-break/>UTFPR – Universidade Tecnológica Federal do Paraná – Campus Campo Mourão</text:p>
      <text:p text:style-name="Standard"/>
      <text:p text:style-name="P26"/>
      <text:p text:style-name="Standard"/>
      <text:p text:style-name="Standard"/>
      <text:p text:style-name="Standard"/>
      <text:p text:style-name="Standard"/>
      <text:p text:style-name="P9"><text:span text:style-name="T4">Projeto: </text:span><text:span text:style-name="T5">S</text:span><text:span text:style-name="T6">IGMAV</text:span></text:p>
      <text:p text:style-name="P48">Sistema <text:span text:style-name="T36">de </text:span>gerenciamento <text:span text:style-name="T36">para </text:span>manutenção veicular</text:p>
      <text:p text:style-name="P33"/>
      <text:p text:style-name="P31">Fernando Rocha</text:p>
      <text:p text:style-name="Standard"/>
      <text:p text:style-name="P56">HISTÓRICO DE REVISÕES</text:p>
      <text:p text:style-name="P4"/>
      <table:table table:name="Tabela1" table:style-name="Tabela1">
        <table:table-column table:style-name="Tabela1.A" table:number-columns-repeated="2"/>
        <table:table-column table:style-name="Tabela1.C"/>
        <table:table-row table:style-name="Tabela1.1">
          <table:table-cell table:style-name="Tabela1.A1" office:value-type="string">
            <text:p text:style-name="P2">Nome da alteração</text:p>
          </table:table-cell>
          <table:table-cell table:style-name="Tabela1.A1" office:value-type="string">
            <text:p text:style-name="P2">Responsável</text:p>
          </table:table-cell>
          <table:table-cell table:style-name="Tabela1.C1" office:value-type="string">
            <text:p text:style-name="P2">Data</text:p>
          </table:table-cell>
        </table:table-row>
        <table:table-row table:style-name="Tabela1.1">
          <table:table-cell table:style-name="Tabela1.A1" office:value-type="string">
            <text:p text:style-name="P49">Preencher introdução</text:p>
          </table:table-cell>
          <table:table-cell table:style-name="Tabela1.A1" office:value-type="string">
            <text:p text:style-name="P49">Fernando</text:p>
          </table:table-cell>
          <table:table-cell table:style-name="Tabela1.C1" office:value-type="string">
            <text:p text:style-name="P49">24/06/13</text:p>
          </table:table-cell>
        </table:table-row>
        <table:table-row table:style-name="Tabela1.1">
          <table:table-cell table:style-name="Tabela1.A1" office:value-type="string">
            <text:p text:style-name="P50">Preencher introdução</text:p>
          </table:table-cell>
          <table:table-cell table:style-name="Tabela1.A1" office:value-type="string">
            <text:p text:style-name="P51"><text:span text:style-name="T37">Fernando</text:span></text:p>
          </table:table-cell>
          <table:table-cell table:style-name="Tabela1.C1" office:value-type="string">
            <text:p text:style-name="P51"><text:span text:style-name="T37">27/06/13</text:span></text:p>
          </table:table-cell>
        </table:table-row>
        <table:table-row table:style-name="Tabela1.1">
          <table:table-cell table:style-name="Tabela1.A4" office:value-type="string">
            <text:p text:style-name="P50"/>
          </table:table-cell>
          <table:table-cell table:style-name="Tabela1.A4" office:value-type="string">
            <text:p text:style-name="P51"/>
          </table:table-cell>
          <table:table-cell table:style-name="Tabela1.C4" office:value-type="string">
            <text:p text:style-name="P51"/>
          </table:table-cell>
        </table:table-row>
      </table:table>
      <text:p text:style-name="P4"/>
      <text:p text:style-name="P10"/>
      <text:p text:style-name="P12"/>
      <text:p text:style-name="P15"/>
      <text:p text:style-name="P15"/>
      <text:p text:style-name="P15"/>
      <text:p text:style-name="P15"/>
      <text:p text:style-name="P15"/>
      <text:p text:style-name="P15"/>
      <text:p text:style-name="P13"/>
      <text:p text:style-name="P12"><text:span text:style-name="T1">Orientação para uso do </text:span><text:span text:style-name="T7">template</text:span><text:span text:style-name="T1">: </text:span></text:p>
      <text:p text:style-name="P11">Instruções de preenchimento estão espalhadas pelas várias seções deste <text:span text:style-name="T8">template</text:span>, em cor <text:span text:style-name="T10">azul</text:span> e envoltas por <text:span text:style-name="T8">tags</text:span> (“&lt;” e “&gt;”). Após ler uma instrução de preenchimento e entender que informação deve ser fornecida, delete a instrução de preenchimento e substitua-a por texto de sua própria autoria, relacionado à seção. A cor <text:span text:style-name="T12">vermelha</text:span> é utilizado como comentário e deverá ser apagada do documento.</text:p>
      <text:p text:style-name="P11">Ao fim da elaboração do documento, atualize seu índice clicando com o botão direito do mouse no mesmo e depois em <text:span text:style-name="T1">Atualizar Campo </text:span>(<text:span text:style-name="T1">Update Field</text:span>).</text:p>
      <text:p text:style-name="P16"/>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Este documento foi estendido da proposta de documentação de especificação funcional elaborada pelo Centro de Inovação de Recife / Qualiti Software Processes / Centro de Estudos e Sistemas Avançados do Recife (C.E.S.A.R) de 2007.</text:p>
      <text:p text:style-name="P68">Índice</text:p>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751cm" style:leader-char=" " style:with-tab="false"/>
            <text:index-entry-tab-stop style:type="left" style:position="1cm" style:leader-char=" " style:with-tab="false"/>
            <text:index-entry-tab-stop style:type="left" style:position="15.981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1.251cm" style:leader-char=" " style:with-tab="false"/>
            <text:index-entry-tab-stop style:type="left" style:position="15.981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ulo1"/>
            <text:index-source-style text:style-name="Title"/>
            <text:index-source-style text:style-name="version"/>
          </text:index-source-styles>
          <text:index-source-styles text:outline-level="2">
            <text:index-source-style text:style-name="Subtitle"/>
          </text:index-source-styles>
          <text:index-source-styles text:outline-level="3">
            <text:index-source-style text:style-name="Requisito"/>
          </text:index-source-styles>
        </text:table-of-content-source>
        <text:index-body>
          <text:p text:style-name="P44"><text:a xlink:type="simple" xlink:href="#__RefHeading__9_117254275">1. <text:s/>Introdução<text:tab/>5</text:a></text:p>
          <text:p text:style-name="P46"><text:a xlink:type="simple" xlink:href="#__RefHeading__11_117254275">1.1 <text:s/>Descrição do sistema<text:tab/>5</text:a></text:p>
          <text:p text:style-name="P46"><text:a xlink:type="simple" xlink:href="#__RefHeading__13_117254275">1.2 <text:s/>Objetivo do sistema<text:tab/>5</text:a></text:p>
          <text:p text:style-name="P46"><text:a xlink:type="simple" xlink:href="#__RefHeading__15_117254275">1.3 <text:s/>Sistemas Similares<text:tab/>5</text:a></text:p>
          <text:p text:style-name="P46"><text:a xlink:type="simple" xlink:href="#__RefHeading__17_117254275">1.4 <text:s/>Convenções, termos e abreviações<text:tab/>5</text:a></text:p>
          <text:p text:style-name="P47"><text:a xlink:type="simple" xlink:href="#__RefHeading__19_117254275">1.4.1 Identificação dos casos de uso <text:tab/>5</text:a></text:p>
          <text:p text:style-name="P44"><text:a xlink:type="simple" xlink:href="#__RefHeading__23_117254275">2. <text:s/>Lista de Requisitos <text:tab/>6</text:a></text:p>
          <text:p text:style-name="P46"><text:a xlink:type="simple" xlink:href="#__RefHeading__937_1047580196">2.1 <text:s/>Matriz de Rastreabilidade<text:tab/>6</text:a></text:p>
          <text:p text:style-name="P44"><text:a xlink:type="simple" xlink:href="#__RefHeading__939_1047580196">3. <text:s/>Atores<text:tab/>6</text:a></text:p>
          <text:p text:style-name="P44"><text:a xlink:type="simple" xlink:href="#__RefHeading__25_117254275">4. <text:s/>Casos de Uso<text:tab/>6</text:a></text:p>
          <text:p text:style-name="P47"><text:a xlink:type="simple" xlink:href="#__RefHeading__27_117254275"><text:s/>Diagrama de Caso de Uso <text:s/>- <text:s/>&lt;&lt;nome do projeto&gt;&gt;<text:tab/>6</text:a></text:p>
          <text:p text:style-name="P47"><text:a xlink:type="simple" xlink:href="#__RefHeading__29_117254275"><text:s/>[UC01] &lt;Incluir ao lado do identificador um nome para o caso de uso&gt;<text:tab/>7</text:a></text:p>
        </text:index-body>
      </text:table-of-content>
      <text:p text:style-name="P43"/>
      <text:h text:style-name="P61" text:outline-level="1"><text:bookmark-start text:name="__RefHeading__9_117254275"/>Introdução<text:bookmark-end text:name="__RefHeading__9_117254275"/></text:h>
      <text:p text:style-name="P19">Este documento especifica os casos de uso e requisitos não-funcionais (RNFs) do <text:span text:style-name="T30">projeto intitulado </text:span><text:span text:style-name="T31">Sigmav</text:span>, referente ao projeto da<text:span text:style-name="T34">s </text:span>disciplina<text:span text:style-name="T34">s:</text:span> <text:span text:style-name="T35">Engenharia de Software </text:span><text:span text:style-name="T24">(</text:span><text:span text:style-name="T20">ESW</text:span><text:span text:style-name="T21">) e Projeto Integrador</text:span><text:span text:style-name="T18"> </text:span><text:span text:style-name="T21">(</text:span><text:span text:style-name="T20">PI33</text:span><text:span text:style-name="T21">)</text:span>, contida<text:span text:style-name="T35">s</text:span> no <text:span text:style-name="T35">terceiro</text:span> semestre da matriz curricular do curso de Tecnologia de Desenvolvimento de Sistemas para Internet, ministrada pel<text:span text:style-name="T35">os</text:span> professor<text:span text:style-name="T35">es:</text:span> Igor Scaliante Wiese,<text:span text:style-name="T23"> </text:span><text:span text:style-name="T19">Aretha Barbosa Alencar</text:span>. O objetivo do documento é apresentar as soluções elaboradas e discutidas durante o semestre para a construção da análise e do projeto de um software fundamentado nas idéias do paradigma orientado à objetos.</text:p>
      <text:h text:style-name="Heading_20_2" text:outline-level="2"><text:bookmark-start text:name="__RefHeading__11_117254275"/>Descrição do sistema<text:bookmark-end text:name="__RefHeading__11_117254275"/></text:h>
      <text:p text:style-name="P57"><text:span text:style-name="T33">O sistema possibilita o cadastro de veículos e manterá seu histórico da manutenção do veículo organizado por data/kilometragem. Também possibilita o cadastro de motorista, peças e fornecedores.</text:span></text:p>
      <text:h text:style-name="P64" text:outline-level="2"><text:bookmark-start text:name="__RefHeading__13_117254275"/>Objetivo do sistema<text:bookmark-end text:name="__RefHeading__13_117254275"/></text:h>
      <text:p text:style-name="P57"><text:span text:style-name="T32">Oferecer um ferramenta simples e intuitiva capaz de gerenciar a manutenção dos veículos de uma família ou pequena empresa.</text:span></text:p>
      <text:h text:style-name="P63" text:outline-level="2"><text:bookmark-start text:name="__RefHeading__15_117254275"/>Sistemas Similares<text:bookmark-end text:name="__RefHeading__15_117254275"/></text:h>
      <text:p text:style-name="P55"><text:tab/><text:span text:style-name="T38">Organizar:</text:span></text:p>
      <text:p text:style-name="P55"><text:span text:style-name="T38"><text:tab/></text:span><text:tab/><text:span text:style-name="T38">OrçamentoPessoal</text:span></text:p>
      <text:p text:style-name="P54"><text:span text:style-name="T38"><text:tab/><text:tab/>Habil</text:span></text:p>
      <text:p text:style-name="P54"><text:span text:style-name="T38"><text:tab/><text:tab/>PlanilhaExcel</text:span></text:p>
      <text:p text:style-name="P54"><text:span text:style-name="T38"/></text:p>
      <text:p text:style-name="P18">&lt;substituir por texto e imagens de telas de sistemas similares pesquisados e utilizados como inspiração. Máximo de 1000 palavras&gt;.</text:p>
      <text:h text:style-name="Heading_20_2" text:outline-level="2"><text:bookmark-start text:name="__RefHeading__17_117254275"/>Convenções, termos e abreviações<text:bookmark-end text:name="__RefHeading__17_117254275"/></text:h>
      <text:p text:style-name="P17">A correta interpretação deste documento exige o conhecimento de algumas convenções, termos específicos e abreviações, que são descritos a seguir.</text:p>
      <text:h text:style-name="Heading_20_3" text:outline-level="3"><text:bookmark-start text:name="__RefHeading__19_117254275"/><text:bookmark-start text:name="_Ref53484034"/>Identificação dos <text:bookmark-end text:name="_Ref53484034"/>casos de uso <text:bookmark-end text:name="__RefHeading__19_117254275"/></text:h>
      <text:p text:style-name="P17">Os casos de uso devem ser identificados com um identificador único. A numeração inicia com o identificador [UC01] e prossegue sendo incrementada à medida que forem surgindo novos casos de uso.</text:p>
      <text:p text:style-name="P17">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17">Para referenciar casos de uso em qualquer local do documento, o identificador do caso de uso é utilizado. Por exemplo, a pré-condição de um caso de uso poderia conter o seguinte texto: “Este caso de uso demanda que o usuário da aplicação esteja logado, como <text:soft-page-break/>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 <text:span text:style-name="T1">Informações</text:span> <text:span text:style-name="T1">Avançadas</text:span> durante seu cadastro, conforme descrito no fluxo alternativo [UC01].[FA02]”.</text:p>
      <text:h text:style-name="Heading_20_3" text:outline-level="3" text:is-list-header="true"/>
      <text:h text:style-name="P62" text:outline-level="1"><text:bookmark-start text:name="__RefHeading__23_117254275"/>Lista de Requisitos <text:bookmark-end text:name="__RefHeading__23_117254275"/></text:h>
      <text:p text:style-name="P20">Abaixo encontra-se a lista de requisitos do projeto:</text:p>
      <text:p text:style-name="P59"><text:span text:style-name="T39"><text:tab/>1RF: O sistema deve gerenciar o cadastro de veículos.</text:span></text:p>
      <text:p text:style-name="P59"><text:span text:style-name="T39"><text:tab/>2RF: O sistema deve gerenciar o cadastro de pessoas.</text:span></text:p>
      <text:p text:style-name="P59"><text:span text:style-name="T39"><text:tab/>3RF: O sistema deve gerenciar o cadastro de peças.</text:span></text:p>
      <text:p text:style-name="P60"><text:span text:style-name="T39"><text:tab/></text:span><text:span text:style-name="T40">4RF: O sistema deve gerenciar o cadastro de serviços.</text:span></text:p>
      <text:p text:style-name="P59"><text:span text:style-name="T39"><text:tab/></text:span><text:span text:style-name="T40">6</text:span><text:span text:style-name="T39">RF: O sistema deve gerenciar o cadastro de fornecedores.</text:span></text:p>
      <text:p text:style-name="P59"><text:span text:style-name="T39"><text:tab/></text:span><text:span text:style-name="T40">7RF:</text:span></text:p>
      <text:p text:style-name="P59"><text:span text:style-name="T39"/></text:p>
      <text:p text:style-name="P34">&lt;Criar uma Lista enumerada com todos os requisitos encontrados&gt;</text:p>
      <text:p text:style-name="P6"><text:tab/>1RF: O sistema deve gerenciar o cadastro dos requisitos;</text:p>
      <text:p text:style-name="P6"><text:tab/>2RF: O sistema permite a listagem dos requisitos cadastrados...</text:p>
      <text:p text:style-name="Standard"/>
      <text:h text:style-name="Heading_20_2" text:outline-level="2"><text:bookmark-start text:name="__RefHeading__937_1047580196"/>Matriz de Rastreabilidade<text:bookmark-end text:name="__RefHeading__937_1047580196"/></text:h>
      <text:p text:style-name="P18">&lt;Criar uma tabela onde as linhas representam os requisitos e as colunas os casos de uso.&gt;</text:p>
      <text:h text:style-name="P62" text:outline-level="1"><text:bookmark-start text:name="__RefHeading__939_1047580196"/>Atores<text:bookmark-end text:name="__RefHeading__939_1047580196"/></text:h>
      <text:p text:style-name="P20">A tabela abaixo descreve brevemente cada ator da aplicação.</text:p>
      <text:p text:style-name="P34">&lt;Cada ator representa um papel particular de usuário da aplicação. Porém, além de representar pessoas, os atores também podem ser dispositivos de hardware ou até outras aplicações que devam trocar informações com a aplicação a ser desenvolvida.&gt;</text:p>
      <text:p text:style-name="Standard"/>
      <table:table table:name="Tabela5" table:style-name="Tabela5">
        <table:table-column table:style-name="Tabela5.A"/>
        <table:table-column table:style-name="Tabela5.B"/>
        <table:table-row table:style-name="Tabela5.1">
          <table:table-cell table:style-name="Tabela5.A1" office:value-type="string">
            <text:p text:style-name="P42">Ator</text:p>
          </table:table-cell>
          <table:table-cell table:style-name="Tabela5.B1" office:value-type="string">
            <text:p text:style-name="P42">Descrição</text:p>
          </table:table-cell>
        </table:table-row>
        <table:table-row table:style-name="Tabela5.1">
          <table:table-cell table:style-name="Tabela5.A4" office:value-type="string">
            <text:p text:style-name="P37">&lt;Indique o nome do ator&gt;</text:p>
          </table:table-cell>
          <table:table-cell table:style-name="Tabela5.B4" office:value-type="string">
            <text:p text:style-name="P37">&lt;Apresente uma breve descrição do ator. Se o ator for uma generalização de um conjunto de atores, isso deve ser indicado.&gt;</text:p>
          </table:table-cell>
        </table:table-row>
        <table:table-row table:style-name="Tabela5.1">
          <table:table-cell table:style-name="Tabela5.A4" office:value-type="string">
            <text:p text:style-name="P37"/>
          </table:table-cell>
          <table:table-cell table:style-name="Tabela5.B4" office:value-type="string">
            <text:p text:style-name="P37"/>
          </table:table-cell>
        </table:table-row>
        <table:table-row table:style-name="Tabela5.1">
          <table:table-cell table:style-name="Tabela5.A4" office:value-type="string">
            <text:p text:style-name="P37"/>
          </table:table-cell>
          <table:table-cell table:style-name="Tabela5.B4" office:value-type="string">
            <text:p text:style-name="P37"/>
          </table:table-cell>
        </table:table-row>
      </table:table>
      <text:h text:style-name="P62" text:outline-level="1"><text:bookmark-start text:name="__RefHeading__25_117254275"/><text:soft-page-break/>Casos de Uso<text:bookmark-end text:name="__RefHeading__25_117254275"/></text:h>
      <text:p text:style-name="P18">&lt;&lt;colocar uma referência bibliográfica explicando o que é um diagrama de caso de uso. Sucinta. Máximo 150 palavras&gt;&gt;</text:p>
      <text:p text:style-name="P34">&lt;Apresente todos os casos de uso da aplicação, cada um em uma subseção, como indicado abaixo. Opcionalmente, você também pode elaborar e expor aqui um Diagrama de Casos de Uso, que exiba visualmente todos os atores e casos de uso da aplicação, além de seus relacionamentos.&gt;</text:p>
      <text:p text:style-name="P40"><text:bookmark-start text:name="__RefHeading__27_117254275"/>Diagrama de Caso de Uso <text:s/>- <text:s/>&lt;&lt;nome do projeto&gt;&gt;<text:bookmark-end text:name="__RefHeading__27_117254275"/></text:p>
      <text:p text:style-name="P20">Essa seção apresenta todos os requisitos funcionais da aplicação, especificados como casos de uso. </text:p>
      <text:p text:style-name="P7">&lt;Adicionar o caso de uso (figura) completo da aplicação&gt;</text:p>
      <text:p text:style-name="P5"/>
      <text:p text:style-name="P5"/>
      <text:p text:style-name="P5"/>
      <text:p text:style-name="P5"/>
      <text:p text:style-name="P5"/>
      <text:p text:style-name="P35"><text:span text:style-name="T13">&lt;Repetir a estrutura para cada CASO DE USO.&gt;</text:span><text:span text:style-name="T16"> </text:span></text:p>
      <text:p text:style-name="P39"><text:bookmark-start text:name="__RefHeading__29_117254275"/><text:bookmark-start text:name="RFXX001"/><text:span text:style-name="T9">[UC01]</text:span><text:span text:style-name="T11"> </text:span><text:bookmark-end text:name="RFXX001"/><text:span text:style-name="T11">&lt;Incluir ao lado do identificador um nome para o caso de uso&gt;</text:span><text:bookmark-end text:name="__RefHeading__29_117254275"/></text:p>
      <table:table table:name="Tabela3" table:style-name="Tabela3">
        <table:table-column table:style-name="Tabela3.A"/>
        <table:table-column table:style-name="Tabela3.B"/>
        <table:table-row table:style-name="Tabela3.1">
          <table:table-cell table:style-name="Tabela3.A1" office:value-type="string">
            <text:p text:style-name="P3">Ator(es):</text:p>
          </table:table-cell>
          <table:table-cell table:style-name="Tabela3.B1" office:value-type="string">
            <text:p text:style-name="P38">&lt;Informe os atores que irão interagir com este caso de uso.&gt;</text:p>
          </table:table-cell>
        </table:table-row>
      </table:table>
      <text:p text:style-name="P35"><text:span text:style-name="T13">&lt;Para preencher a prioridade do caso de uso, dê dois cliques no quadrado ao lado da prioridade desejada e, no diálogo que surgir, selecione a opção </text:span><text:span text:style-name="T15">Checked</text:span><text:span text:style-name="T13">.&gt;</text:span><text:span text:style-name="T16"> </text:span></text:p>
      <text:p text:style-name="P22"/>
      <text:p text:style-name="P21"><text:span text:style-name="T2">Descrição: </text:span><text:span text:style-name="T11">&lt;Forneça uma pequena explicação do propósito do caso de uso (útil quando o nome do caso de uso não deixa suficientemente claro qual é o seu objetivo).&gt;</text:span></text:p>
      <text:p text:style-name="P21"><text:span text:style-name="T2">Pré-condições: </text:span><text:span text:style-name="T11">&lt;Liste cada pré-condição deste caso de uso (estado em que a aplicação deve estar ou um fator externo necessário para que o caso de uso possa ser realizado).&gt;</text:span></text:p>
      <text:p text:style-name="P21"><text:span text:style-name="T2">Pós-condições: </text:span><text:span text:style-name="T11">&lt;Liste todas as pós-condições deste caso de uso (lista de possíveis estados em que a aplicação pode ficar imediatamente após o término da execução do caso de uso, ou alteração de um fator externo à aplicação).&gt;</text:span></text:p>
      <text:p text:style-name="P22"/>
      <text:p text:style-name="P22">Fluxo principal</text:p>
      <text:p text:style-name="P36"><text:span text:style-name="T17">&lt;Descreva, passo a passo, o que os atores e a aplicação faz neste caso de uso. Também deverão ser descritas as regras de negócio específicas para este caso de uso, quando houver. Quando este caso de uso incluir outro, utilize a palavra </text:span><text:span text:style-name="T3">&lt;&lt;Include&gt;&gt;.</text:span><text:span text:style-name="T17"> Para estender, deve-se utilizar a palavra </text:span><text:span text:style-name="T3">&lt;&lt;Extend&gt;&gt;.</text:span><text:span text:style-name="T17"> Um </text:span><text:span text:style-name="T17">determinado passo pode, em determinada condição, fazer referência a um fluxo alternativo ou de erro.&gt;</text:span></text:p>
      <text:list xml:id="list1681190353571010427" text:style-name="WW8Num36">
        <text:list-item>
          <text:p text:style-name="P52"><text:soft-page-break/>fshdjfhksdaj fskdahfksdfhksdfsasa [UC006] &lt;&lt;extend&gt;&gt;</text:p>
        </text:list-item>
        <text:list-item>
          <text:p text:style-name="P52">fjsdhfsfkfsda [FA001] </text:p>
        </text:list-item>
        <text:list-item>
          <text:p text:style-name="P52">djfhfakshffsa [FE001]</text:p>
        </text:list-item>
      </text:list>
      <text:p text:style-name="P23"><text:span text:style-name="T14">&lt;Opcionalmente, podem ser apresentados esboços das telas da aplicação que forem necessários ou convenientes para o esclarecimento do caso de uso.</text:span><text:span text:style-name="T16"> </text:span><text:span text:style-name="T13">Se você utilizar esboços de telas, use legendas (com nomes e/ou números) para identificar cada tela. Ao descrever os fluxos de eventos dos casos de uso, esses identificadores de telas podem ser referenciados.&gt;</text:span></text:p>
      <text:p text:style-name="P24"/>
      <text:p text:style-name="P22">Fluxos alternativos</text:p>
      <text:p text:style-name="P25">[FA 001]</text:p>
      <text:p text:style-name="P36">&lt;Descreva cada fluxo alternativo possível para este caso de uso, detalhando os passos a serem seguidos. Um fluxo alternativo modela uma seqüência que foge ao fluxo principal, descrito mais acima, mas que não é um erro.&gt;</text:p>
      <text:list xml:id="list8230556974983866582" text:style-name="WW8Num24">
        <text:list-item>
          <text:p text:style-name="P53">fsdalfsafsa</text:p>
        </text:list-item>
        <text:list-item>
          <text:p text:style-name="P53">fsdafsfsa</text:p>
        </text:list-item>
      </text:list>
      <text:p text:style-name="Standard"/>
      <text:p text:style-name="P41"/>
      <text:p text:style-name="P41"/>
      <text:p text:style-name="P22">Fluxos de erro</text:p>
      <text:p text:style-name="P25">[FE 001]</text:p>
      <text:p text:style-name="P36">&lt;Descreva os passos a serem seguidos para cada situação de erro identificada para este caso de uso. Erros podem envolver falha na comunicação via rede, entrada de dados inválidos, etc.&gt;</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helvetica, sans-serif"/>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style:contextual-spacing="false" fo:text-align="justify" style:justify-single-word="false" fo:orphans="2" fo:widows="2" style:writing-mode="lr-tb"/>
      <style:text-properties style:use-window-font-color="true" style:font-name="Arial" fo:font-size="11pt" fo:language="pt" fo:country="BR"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next-style-name="Standard" style:class="text">
      <style:text-properties fo:color="#0000ff" fo:font-style="italic" style:font-style-asian="italic"/>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Subtitle" style:family="paragraph" style:parent-style-name="Standard" style:next-style-name="Text_20_body" style:class="chapter">
      <style:paragraph-properties fo:text-align="center" style:justify-single-word="false"/>
      <style:text-properties style:font-name="Arial" style:font-name-complex="Arial"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212cm" style:contextual-spacing="false" fo:background-color="#f2f2f2" fo:padding-left="0.141cm" fo:padding-right="0.141cm" fo:padding-top="0.035cm" fo:padding-bottom="0.035cm" fo:border="0.51pt solid #000000" style:shadow="#000000 0.159cm 0.159cm" fo:keep-with-next="always">
        <style:background-image/>
      </style:paragraph-propertie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size="13pt" fo:font-weight="bold" style:font-size-asian="13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size="12pt" style:font-size-asian="12pt"/>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style:font-name="Arial"/>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Arial" fo:font-size="11pt" style:font-size-asian="11pt"/>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size="11pt" style:font-size-asian="11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size="10pt" style:font-size-asian="10pt"/>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size="10pt" style:font-size-asian="10pt"/>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style>
    <style:style style:name="Requisito" style:family="paragraph" style:parent-style-name="Heading_20_3" style:next-style-name="Standard" style:default-outline-level="" style:list-style-name="">
      <style:paragraph-properties fo:margin-left="0cm" fo:margin-right="0cm" fo:margin-top="0.423cm" fo:margin-bottom="0.212cm" style:contextual-spacing="false" fo:text-align="center" style:justify-single-word="false" fo:text-indent="0cm" style:auto-text-indent="false" fo:padding-left="0.141cm" fo:padding-right="0.141cm" fo:padding-top="0.035cm" fo:padding-bottom="0.035cm" fo:border="0.51pt solid #000000" style:shadow="#000000 0.159cm 0.159cm"/>
    </style:style>
    <style:style style:name="destaque_20_1" style:display-name="destaque 1" style:family="paragraph" style:next-style-name="Standard">
      <style:paragraph-properties fo:margin-top="0.423cm" fo:margin-bottom="0.212cm" style:contextual-spacing="false" fo:orphans="2" fo:widows="2" fo:keep-with-next="always"/>
      <style:text-properties style:use-window-font-color="true" style:font-name="Arial" fo:font-size="12pt" fo:language="pt" fo:country="BR" fo:font-weight="bold" style:font-name-asian="Arial" style:font-size-asian="12pt" style:language-asian="zxx" style:country-asian="none"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text-properties style:font-name="Arial" fo:font-size="10pt" style:font-size-asian="10pt"/>
    </style:style>
    <style:style style:name="Numerada" style:family="paragraph" style:parent-style-name="Standard" style:list-style-name="WW8Num2"/>
    <style:style style:name="Com_20_marcadores" style:display-name="Com marcadores" style:family="paragraph" style:parent-style-name="Standard" style:list-style-name="WW8Num3">
      <style:text-properties style:font-weight-complex="bold"/>
    </style:style>
    <style:style style:name="Footer" style:family="paragraph" style:parent-style-name="Standard" style:class="extra">
      <style:paragraph-properties fo:margin-top="0.106cm" fo:margin-bottom="0cm" style:contextual-spacing="false">
        <style:tab-stops>
          <style:tab-stop style:position="7.325cm" style:type="center"/>
          <style:tab-stop style:position="14.651cm" style:type="right"/>
        </style:tab-stops>
      </style:paragraph-properties>
      <style:text-properties style:font-name="Arial" fo:font-size="8pt" style:font-size-asian="8pt"/>
    </style:style>
    <style:style style:name="titulo" style:family="paragraph" style:parent-style-name="Standard" style:next-style-name="versao">
      <style:paragraph-properties fo:margin-top="9.313cm" fo:margin-bottom="0.106cm" style:contextual-spacing="false" fo:text-align="end" style:justify-single-word="false"/>
      <style:text-properties style:font-name="Arial" fo:font-size="18pt" fo:font-weight="bold" style:font-size-asian="18pt" style:font-weight-asian="bold"/>
    </style:style>
    <style:style style:name="versao" style:family="paragraph" style:parent-style-name="titulo" style:next-style-name="Standard">
      <style:paragraph-properties fo:margin-top="0cm" fo:margin-bottom="0cm" style:contextual-spacing="false"/>
      <style:text-properties fo:font-size="14pt" style:font-size-asian="14pt"/>
    </style:style>
    <style:style style:name="sistema" style:family="paragraph" style:parent-style-name="Standard">
      <style:paragraph-properties fo:margin-top="0cm" fo:margin-bottom="0.423cm" style:contextual-spacing="false" fo:text-align="end" style:justify-single-word="false"/>
      <style:text-properties style:font-name="Arial" fo:font-size="18pt" fo:font-weight="bold" style:font-size-asian="18pt" style:font-weight-asian="bold"/>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0.751cm"/>
          <style:tab-stop style:position="1cm"/>
          <style:tab-stop style:position="15.981cm" style:type="right" style:leader-style="dotted" style:leader-text="."/>
        </style:tab-stops>
      </style:paragraph-properties>
      <style:text-properties fo:text-transform="uppercase" fo:font-size="10pt" fo:language="zxx" fo:country="none" fo:font-weight="bold" style:font-size-asian="10pt" style:language-asian="zxx" style:country-asian="none" style:font-weight-asian="bold"/>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align="start" style:justify-single-word="false" fo:text-indent="0cm" style:auto-text-indent="false">
        <style:tab-stops>
          <style:tab-stop style:position="1.251cm"/>
          <style:tab-stop style:position="15.981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align="start" style:justify-single-word="false" fo:text-indent="0cm" style:auto-text-indent="false"/>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align="start" style:justify-single-word="false"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align="start" style:justify-single-word="false"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align="start" style:justify-single-word="false"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align="start" style:justify-single-word="false"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align="start" style:justify-single-word="false"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align="start" style:justify-single-word="false" fo:text-indent="0cm" style:auto-text-indent="false"/>
      <style:text-properties fo:font-size="9pt" style:font-size-asian="9pt"/>
    </style:style>
    <style:style style:name="destaque_20_2" style:display-name="destaque 2" style:family="paragraph" style:parent-style-name="destaque_20_1" style:next-style-name="Standard">
      <style:text-properties fo:font-style="italic" fo:font-weight="normal" style:font-style-asian="italic" style:font-weight-asian="normal"/>
    </style:style>
    <style:style style:name="destaque_20_3" style:display-name="destaque 3" style:family="paragraph" style:parent-style-name="destaque_20_2">
      <style:paragraph-properties fo:margin-top="0.212cm" fo:margin-bottom="0.106cm" style:contextual-spacing="false"/>
      <style:text-properties fo:font-style="normal" style:font-style-asian="normal"/>
    </style:style>
    <style:style style:name="conteudo" style:family="paragraph" style:parent-style-name="Standard">
      <style:paragraph-properties fo:margin-top="0.635cm" fo:margin-bottom="0.212cm" style:contextual-spacing="false"/>
      <style:text-properties style:font-name="Arial" fo:font-size="14pt" fo:font-weight="bold" style:font-size-asian="14pt" style:font-weight-asian="bold"/>
    </style:style>
    <style:style style:name="Corpo_20_de_20_texto_20_2" style:display-name="Corpo de texto 2" style:family="paragraph" style:parent-style-name="Standard">
      <style:text-properties fo:font-style="italic" style:font-style-asian="italic"/>
    </style:style>
    <style:style style:name="Corpo_20_de_20_texto_20_3" style:display-name="Corpo de texto 3" style:family="paragraph" style:parent-style-name="Standard">
      <style:text-properties fo:color="#0000ff"/>
    </style:style>
    <style:style style:name="TituloApresentacao" style:family="paragraph" style:parent-style-name="Standard">
      <style:paragraph-properties fo:margin-top="0.212cm" fo:margin-bottom="0.212cm" style:contextual-spacing="false"/>
      <style:text-properties style:font-name="Arial" fo:font-size="14pt" fo:font-weight="bold" style:font-size-asian="14pt" style:font-weight-asian="bold"/>
    </style:style>
    <style:style style:name="Titulo1" style:family="paragraph" style:parent-style-name="Title">
      <style:paragraph-properties fo:text-align="end" style:justify-single-word="false"/>
    </style:style>
    <style:style style:name="TituloApendice" style:family="paragraph" style:parent-style-name="Heading_20_1" style:next-style-name="Standard" style:default-outline-level="" style:list-style-name="WW8Num23"/>
    <style:style style:name="Tabletext" style:family="paragraph" style:parent-style-name="Standard">
      <style:paragraph-properties fo:margin-left="0.501cm" fo:margin-right="0cm" style:line-height-at-least="0.423cm" fo:text-align="start" style:justify-single-word="false" fo:keep-together="always" fo:orphans="0" fo:widows="0" fo:text-indent="0cm" style:auto-text-indent="false"/>
      <style:text-properties style:font-name="Arial" fo:font-size="10pt" fo:language="en" fo:country="US" style:font-size-asian="10pt"/>
    </style:style>
    <style:style style:name="tituloApendice_20_2" style:display-name="tituloApendice 2" style:family="paragraph" style:parent-style-name="Heading_20_2" style:next-style-name="Standard" style:default-outline-level="" style:list-style-name="WW8Num21">
      <style:text-properties fo:font-size="12pt" style:font-size-asian="12pt"/>
    </style:style>
    <style:style style:name="Texto_20_de_20_comentário" style:display-name="Texto de comentário" style:family="paragraph" style:parent-style-name="Standard">
      <style:text-properties fo:font-size="10pt" style:font-size-asian="10pt"/>
    </style:style>
    <style:style style:name="Title_20_Cover" style:display-name="Title Cover" style:family="paragraph" style:parent-style-name="Standard" style:next-style-name="Standard">
      <style:paragraph-properties fo:margin-left="-1.482cm" fo:margin-right="-1.482cm" fo:margin-top="0.176cm" fo:margin-bottom="0.882cm" style:contextual-spacing="false" fo:line-height="1.129cm" fo:text-align="start" style:justify-single-word="false" fo:keep-together="always" fo:text-indent="0cm" style:auto-text-indent="false" fo:padding-left="0cm" fo:padding-right="0cm" fo:padding-top="1.094cm" fo:padding-bottom="0cm" fo:border-left="none" fo:border-right="none" fo:border-top="4.99pt solid #000000" fo:border-bottom="none" fo:keep-with-next="always">
        <style:tab-stops>
          <style:tab-stop style:position="0cm"/>
        </style:tab-stops>
      </style:paragraph-properties>
      <style:text-properties style:font-name="Arial Black" fo:font-size="32pt" fo:letter-spacing="-0.085cm" fo:font-weight="bold" style:letter-kerning="true" style:font-size-asian="32pt" style:font-weight-asian="bold"/>
    </style:style>
    <style:style style:name="Recuo_20_de_20_corpo_20_de_20_texto_20_2" style:display-name="Recuo de corpo de texto 2" style:family="paragraph" style:parent-style-name="Standard">
      <style:paragraph-properties fo:margin-left="1.397cm" fo:margin-right="0cm" fo:margin-top="0cm" fo:margin-bottom="0cm" style:contextual-spacing="false" fo:text-align="start" style:justify-single-word="false" fo:text-indent="0cm" style:auto-text-indent="false"/>
      <style:text-properties fo:color="#0000ff" style:font-name="Arial" style:font-name-complex="Arial" style:font-size-complex="12pt"/>
    </style:style>
    <style:style style:name="Filling_20_instruction" style:display-name="Filling instruction" style:family="paragraph" style:parent-style-name="Standard" style:next-style-name="Standard">
      <style:text-properties fo:color="#0000ff" fo:font-style="italic" style:font-style-asian="italic"/>
    </style:style>
    <style:style style:name="Filling_20_instruction_20__28_table_20_cell_29_" style:display-name="Filling instruction (table cell)" style:family="paragraph">
      <style:paragraph-properties fo:margin-left="0.06cm" fo:margin-right="0cm" fo:text-align="center" style:justify-single-word="false" fo:orphans="2" fo:widows="2" fo:text-indent="0cm" style:auto-text-indent="false"/>
      <style:text-properties fo:color="#0000ff" style:font-name="Arial" fo:font-size="10pt" fo:language="pt" fo:country="BR" fo:font-style="italic" style:font-name-asian="Arial" style:font-size-asian="10pt" style:font-style-asian="italic" style:font-name-complex="Times New Roman" style:font-size-complex="10pt" style:language-complex="ar" style:country-complex="SA"/>
    </style:style>
    <style:style style:name="Table_20_header" style:display-name="Table header" style:family="paragraph">
      <style:paragraph-properties fo:text-align="center" style:justify-single-word="false" fo:orphans="2" fo:widows="2"/>
      <style:text-properties style:use-window-font-color="true" style:font-name="Arial" fo:font-size="10pt" fo:language="pt" fo:country="BR" fo:font-weight="bold" style:font-name-asian="Arial" style:font-size-asian="10pt" style:font-weight-asian="bold" style:font-name-complex="Times New Roman" style:font-size-complex="10pt" style:language-complex="ar" style:country-complex="SA"/>
    </style:style>
    <style:style style:name="version" style:family="paragraph" style:parent-style-name="Title">
      <style:paragraph-properties fo:margin-top="0cm" fo:margin-bottom="0cm" style:contextual-spacing="false" fo:text-align="end" style:justify-single-word="false"/>
      <style:text-properties fo:font-size="14pt" style:font-size-asian="14pt" style:font-name-complex="Times New Roman" style:font-size-complex="11pt" style:font-weight-complex="normal" style:text-scale="95%"/>
    </style:style>
    <style:style style:name="cliente" style:family="paragraph">
      <style:paragraph-properties fo:margin-top="9.313cm" fo:margin-bottom="0.423cm" style:contextual-spacing="false" fo:text-align="end" style:justify-single-word="false" fo:orphans="2" fo:widows="2"/>
      <style:text-properties style:use-window-font-color="true" style:font-name="Arial" fo:font-size="18pt" fo:language="pt" fo:country="BR" fo:font-weight="bold" style:font-name-asian="Arial" style:font-size-asian="18pt" style:language-asian="zxx" style:country-asian="none" style:font-weight-asian="bold" style:font-name-complex="Times New Roman" style:font-size-complex="10pt" style:language-complex="ar" style:country-complex="SA"/>
    </style:style>
    <style:style style:name="Texto_20_de_20_balão" style:display-name="Texto de balão" style:family="paragraph" style:parent-style-name="Standard">
      <style:paragraph-properties fo:margin-top="0cm" fo:margin-bottom="0cm" style:contextual-spacing="false"/>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3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5z0" style:family="text">
      <style:text-properties style:font-name="Symbol"/>
    </style:style>
    <style:style style:name="WW8Num21z0" style:family="text">
      <style:text-properties style:font-name="Symbol"/>
    </style:style>
    <style:style style:name="WW8Num21z1" style:family="text">
      <style:text-properties style:font-name="Arial" fo:font-style="normal" fo:font-weight="bold" style:font-style-asian="normal" style:font-weight-asian="bold"/>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Arial" fo:font-style="normal" fo:font-weight="bold" style:font-style-asian="normal" style:font-weight-asian="bold"/>
    </style:style>
    <style:style style:name="WW8Num25z0" style:family="text">
      <style:text-properties style:font-name="Symbol"/>
    </style:style>
    <style:style style:name="WW8Num26z0" style:family="text">
      <style:text-properties style:font-name="Symbol"/>
    </style:style>
    <style:style style:name="WW8Num29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7z0" style:family="text">
      <style:text-properties style:font-name="Symbol"/>
    </style:style>
    <style:style style:name="WW8Num38z2" style:family="text">
      <style:text-properties fo:font-style="italic" fo:font-weight="bold" style:font-style-asian="italic" style:font-weight-asian="bold"/>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Filling_20_instruction_20_Char" style:display-name="Filling instruction Char" style:family="text" style:parent-style-name="Fonte_20_parág._20_padrão">
      <style:text-properties fo:color="#0000ff" style:font-name="Arial" fo:font-size="11pt" fo:language="pt" fo:country="BR" fo:font-style="italic" style:font-size-asian="11pt" style:font-style-asian="italic" style:language-complex="ar" style:country-complex="SA"/>
    </style:style>
    <style:style style:name="Texto_20_de_20_balão_20_Char" style:display-name="Texto de balão Char" style:family="text" style:parent-style-name="Fonte_20_parág._20_padrão">
      <style:text-properties style:font-name="Tahoma" fo:font-size="8pt" fo:language="pt" fo:country="BR" style:font-size-asian="8pt" style:font-name-complex="Tahoma"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WW8Num38z2"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1." style:num-format="A" style:num-letter-sync="true">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0.834cm" fo:text-indent="-0.199cm" fo:margin-left="0.399cm"/>
        </style:list-level-properties>
        <style:text-properties style:font-name="Symbol"/>
      </text:list-level-style-bullet>
      <text:list-level-style-number text:level="2" text:style-name="WW8Num21z1" style:num-format="A" style:num-letter-sync="true">
        <style:list-level-properties text:list-level-position-and-space-mode="label-alignment">
          <style:list-level-label-alignment text:label-followed-by="listtab" text:list-tab-stop-position="1.215cm" fo:text-indent="-1.016cm" fo:margin-left="1.215cm"/>
        </style:list-level-properties>
      </text:list-level-style-number>
      <text:list-level-style-number text:level="3" style:num-format="1" text:display-levels="3">
        <style:list-level-properties text:list-level-position-and-space-mode="label-alignment">
          <style:list-level-label-alignment text:label-followed-by="listtab" text:list-tab-stop-position="1.469cm" fo:text-indent="-1.27cm" fo:margin-left="1.469cm"/>
        </style:list-level-properties>
      </text:list-level-style-number>
      <text:list-level-style-number text:level="4" style:num-format="1" text:display-levels="4">
        <style:list-level-properties text:list-level-position-and-space-mode="label-alignment">
          <style:list-level-label-alignment text:label-followed-by="listtab" text:list-tab-stop-position="1.723cm" fo:text-indent="-1.524cm" fo:margin-left="1.723cm"/>
        </style:list-level-properties>
      </text:list-level-style-number>
      <text:list-level-style-number text:level="5" style:num-format="1" text:display-levels="5">
        <style:list-level-properties text:list-level-position-and-space-mode="label-alignment">
          <style:list-level-label-alignment text:label-followed-by="listtab" text:list-tab-stop-position="1.977cm" fo:text-indent="-1.778cm" fo:margin-left="1.977cm"/>
        </style:list-level-properties>
      </text:list-level-style-number>
      <text:list-level-style-number text:level="6" style:num-format="1" text:display-levels="6">
        <style:list-level-properties text:list-level-position-and-space-mode="label-alignment">
          <style:list-level-label-alignment text:label-followed-by="listtab" text:list-tab-stop-position="2.231cm" fo:text-indent="-2.032cm" fo:margin-left="2.231cm"/>
        </style:list-level-properties>
      </text:list-level-style-number>
      <text:list-level-style-number text:level="7" style:num-format="1" text:display-levels="7">
        <style:list-level-properties text:list-level-position-and-space-mode="label-alignment">
          <style:list-level-label-alignment text:label-followed-by="listtab" text:list-tab-stop-position="2.485cm" fo:text-indent="-2.286cm" fo:margin-left="2.485cm"/>
        </style:list-level-properties>
      </text:list-level-style-number>
      <text:list-level-style-number text:level="8" style:num-format="1" text:display-levels="8">
        <style:list-level-properties text:list-level-position-and-space-mode="label-alignment">
          <style:list-level-label-alignment text:label-followed-by="listtab" text:list-tab-stop-position="2.739cm" fo:text-indent="-2.54cm" fo:margin-left="2.739cm"/>
        </style:list-level-properties>
      </text:list-level-style-number>
      <text:list-level-style-number text:level="9" style:num-format="1" text:display-levels="9">
        <style:list-level-properties text:list-level-position-and-space-mode="label-alignment">
          <style:list-level-label-alignment text:label-followed-by="listtab" text:list-tab-stop-position="2.993cm" fo:text-indent="-2.794cm" fo:margin-left="2.9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2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311cm"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851cm"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121cm"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text:list-tab-stop-position="10.391cm"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661cm"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931cm"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text:bullet-char="">
        <style:list-level-properties text:list-level-position-and-space-mode="label-alignment">
          <style:list-level-label-alignment text:label-followed-by="listtab" text:list-tab-stop-position="0.635cm" fo:text-indent="-0.199cm" fo:margin-left="0.199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8Num38z2"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style:contextual-spacing="false"/>
    </style:style>
    <style:page-layout style:name="Mpm1">
      <style:page-layout-properties fo:page-width="21.001cm" fo:page-height="29.7cm" style:num-format="1" style:print-orientation="portrait" fo:margin-top="1.199cm" fo:margin-bottom="2.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302cm" fo:margin-left="0cm" fo:margin-right="0cm" fo:margin-bottom="1.203cm" style:dynamic-spacing="true"/>
      </style:header-styl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next-style-name="Próxima_20_conversão_20_1">
      <style:header>
        <text:p text:style-name="Header"/>
      </style:header>
      <style:footer>
        <text:p text:style-name="Footer"/>
      </style:footer>
    </style:master-page>
    <style:master-page style:name="Próxima_20_conversão_20_1" style:display-name="Próxima conversão 1" style:page-layout-name="Mpm1">
      <style:header>
        <text:p text:style-name="MP1"/>
      </style:header>
    </style:master-page>
    <style:master-page style:name="Converter_20_2" style:display-name="Converter 2" style:page-layout-name="Mpm2">
      <style:header>
        <text:p text:style-name="Header"/>
      </style:header>
      <style:footer>
        <text:p text:style-name="Footer"/>
      </style:footer>
    </style:master-page>
    <style:master-page style:name="Converter_20_3" style:display-name="Converter 3"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oEspecificacaoFuncional</dc:title>
    <meta:initial-creator>Igor Wiese</meta:initial-creator>
    <meta:creation-date>2011-03-18T16:43:00</meta:creation-date>
    <dc:date>2013-06-27T22:10:43</dc:date>
    <meta:print-date>2001-09-05T11:41:00</meta:print-date>
    <meta:editing-cycles>110</meta:editing-cycles>
    <meta:editing-duration>PT7H21M48S</meta:editing-duration>
    <meta:generator>LibreOffice/4.0.2.2$Linux_x86 LibreOffice_project/400m0$Build-2</meta:generator>
    <meta:document-statistic meta:table-count="3" meta:image-count="0" meta:object-count="0" meta:page-count="8" meta:paragraph-count="107" meta:word-count="1338" meta:character-count="8376" meta:non-whitespace-character-count="7108"/>
    <meta:user-defined meta:name="Informações 1"/>
    <meta:user-defined meta:name="Informações 2"/>
    <meta:user-defined meta:name="Informações 3"/>
    <meta:user-defined meta:name="Informações 4"/>
  </office:meta>
</office:document-meta>
</file>